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957cm" svg:height="1.899cm" draw:transform="rotate (0.0979129710368819) translate (2.4960529661996cm 3.8983897064202cm)" svg:viewBox="0 0 1958 1900" svg:d="M594 54c677-186 1361 112 1364 842 2 731-468 986-1017 1003-549 16-775-124-927-258-109-115 461-766 583-690 163 180 703 327 672 153s-216-524-782-361c-163-4-5-650 107-689z">
          <text:p/>
        </draw:path>
        <draw:path draw:style-name="gr1" draw:text-style-name="P1" draw:layer="layout" svg:width="1.455cm" svg:height="1.641cm" draw:transform="rotate (0.0982620368872808) translate (2.64898280991639cm 2.98008761290821cm)" svg:viewBox="0 0 1456 1642" svg:d="M41 153c588-248 1415-250 1415 415 1 664-603 946-1212 1074-62 14-1-652 170-705 171-52 472-87 280-182-191-96-311-5-445 74-135 80-337-634-208-676z">
          <text:p/>
        </draw:path>
        <draw:path draw:style-name="gr2" draw:text-style-name="P1" draw:layer="layout" svg:width="0.903cm" svg:height="0.661cm" draw:transform="rotate (-2.15757602131539) translate (3.3659911071038cm 4.90661510383228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3.3999911071038cm 3.208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44) rotate (-2.15705242253979) translate (3.62103264294209cm 4.01159835396421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2.226cm" svg:height="0.715cm" draw:transform="skewX (0.000698131700797733) rotate (-1.55229583672376) translate (7.0931010839421cm 5.44016484659529cm)" svg:viewBox="0 0 2227 716" svg:d="M299 708c202-20 415-50 825-42 409 4 871 52 1084 50 72 0-74-692-139-702-190-15-351-16-827-11-477 5-932-8-1229-1-79 1 231 700 286 706z">
          <text:p/>
        </draw:path>
        <draw:path draw:style-name="gr2" draw:text-style-name="P1" draw:layer="layout" svg:width="2.238cm" svg:height="1.756cm" draw:transform="rotate (-1.55229583672376) translate (7.25466626579779cm 5.4507272895898cm)" svg:viewBox="0 0 2239 1757" svg:d="M6 826c442 307 740 544 1051 737 310 196 660 213 841 182 182-31 405-115 324-508s-60-733-55-931c2-113-807-439-808-246 0 193 98 776 123 963 25 188-53 116-172 42-120-74-571-476-853-738-77-87-513 438-451 499z">
          <text:p/>
        </draw:path>
        <draw:path draw:style-name="gr2" draw:text-style-name="P1" draw:layer="layout" svg:width="0.903cm" svg:height="0.661cm" draw:transform="rotate (-2.15757602131539) translate (7.2229911071038cm 5.476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7.2459911071038cm 7.509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7.5969911071038cm 6.968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5.711cm" svg:height="1.105cm" draw:transform="skewX (-0.00017453292519946) rotate (-2.13349047763787) translate (7.1565547860096cm 3.43705845533221cm)" svg:viewBox="0 0 5712 1106" svg:d="M40 658c340 29 2065 151 2956 228 891 76 2184 243 2547 217 130 2 279-655 51-664-272 14-1733-42-2686-114-951-71-2385-269-2745-325-123-20-221 645-123 658z">
          <text:p/>
        </draw:path>
        <draw:path draw:style-name="gr2" draw:text-style-name="P1" draw:layer="layout" svg:width="0.903cm" svg:height="0.661cm" draw:transform="rotate (-2.15757602131539) translate (7.3719911071038cm 3.1204484371656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2cm" svg:height="0.661cm" draw:transform="rotate (-2.15687788961459) translate (4.071791145399cm 7.52062810846251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7:46.383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13"/>
  </office:meta>
</office:document-meta>
</file>